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 style:list-style-name="L1">
      <style:text-properties style:font-name="Arial" fo:font-size="16pt" style:font-size-asian="16pt" style:font-size-complex="16pt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89660869336799279" text:style-name="L1">
        <text:list-item>
          <text:p text:style-name="P2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>@@@</text:p>
      <text:p text:style-name="P3">------------------------------------------------------------</text:p>
      <text:p text:style-name="P8"><text:soft-page-break/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><text:soft-page-break/></text:p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4768255402243133530" text:style-name="L2">
        <text:list-item>
          <text:p text:style-name="P24">time label ==&gt; paste</text:p>
        </text:list-item>
        <text:list-item>
          <text:p text:style-name="P24"><text:soft-page-break/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05T10:24:36.87</dc:date>
    <dc:creator>iwabuchi ken</dc:creator>
    <meta:editing-duration>P2DT56M9S</meta:editing-duration>
    <meta:editing-cycles>135</meta:editing-cycles>
    <meta:generator>OpenOffice/4.1.3$Win32 OpenOffice.org_project/413m1$Build-9783</meta:generator>
    <meta:document-statistic meta:table-count="59" meta:image-count="0" meta:object-count="0" meta:page-count="29" meta:paragraph-count="660" meta:word-count="2659" meta:character-count="15940"/>
  </office:meta>
</office:document-meta>
</file>